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2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22" style:family="table-cell" style:parent-style-name="Default" style:data-style-name="N130">
      <style:table-cell-properties style:vertical-align="middle"/>
    </style:style>
    <style:style style:name="ce10" style:family="table-cell" style:parent-style-name="Default" style:data-style-name="N130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30">
      <style:table-cell-properties fo:background-color="#d4ea6b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30">
      <style:table-cell-properties fo:border-bottom="0.74pt solid #000000" fo:background-color="#d4ea6b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30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 style:data-style-name="N130">
      <style:table-cell-properties fo:border-bottom="2.24pt solid #000000" fo:background-color="#d4ea6b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22"/>
        <table:table-column table:style-name="co2" table:default-cell-style-name="ce22"/>
        <table:table-column table:style-name="co4" table:default-cell-style-name="ce22"/>
        <table:table-column table:style-name="co5" table:number-columns-repeated="1019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Scoping the Next Tuna Assessment Platfor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Time Zone</text:p>
          </table:table-cell>
          <table:table-cell table:style-name="ce8"/>
          <table:table-cell table:style-name="ce10" office:value-type="string" calcext:value-type="string">
            <text:p>Session II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office:value-type="string" calcext:value-type="string">
            <text:p>Honolulu</text:p>
          </table:table-cell>
          <table:table-cell/>
          <table:table-cell table:style-name="ce17" office:value-type="date" office:date-value="2024-06-17T11:00:00" calcext:value-type="date">
            <text:p>Mon 17 Jun 11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Anchorage</text:p>
          </table:table-cell>
          <table:table-cell table:style-name="ce6"/>
          <table:table-cell table:style-name="ce14" office:value-type="date" office:date-value="2024-06-17T13:00:00" calcext:value-type="date">
            <text:p>Mon 17 Jun 13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San Diego, Seattle</text:p>
          </table:table-cell>
          <table:table-cell table:style-name="ce6"/>
          <table:table-cell table:style-name="ce14" office:value-type="date" office:date-value="2024-06-17T14:00:00" calcext:value-type="date">
            <text:p>Mon 17 Jun 14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Miami, Woods Hole</text:p>
          </table:table-cell>
          <table:table-cell table:style-name="ce6"/>
          <table:table-cell table:style-name="ce13" office:value-type="date" office:date-value="2024-06-17T17:00:00" calcext:value-type="date">
            <text:p>Mon 17 Jun 17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St. John's</text:p>
          </table:table-cell>
          <table:table-cell table:style-name="ce6"/>
          <table:table-cell table:style-name="ce13" office:value-type="date" office:date-value="2024-06-17T18:30:00" calcext:value-type="date">
            <text:p>Mon 17 Jun 18:3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Iceland</text:p>
          </table:table-cell>
          <table:table-cell table:style-name="ce6"/>
          <table:table-cell table:style-name="ce13" office:value-type="date" office:date-value="2024-06-17T21:00:00" calcext:value-type="date">
            <text:p>Mon 17 Jun 21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UK</text:p>
          </table:table-cell>
          <table:table-cell table:style-name="ce6"/>
          <table:table-cell table:style-name="ce12" office:value-type="date" office:date-value="2024-06-17T22:00:00" calcext:value-type="date">
            <text:p>Mon 17 Jun 22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Spain, Denmark</text:p>
          </table:table-cell>
          <table:table-cell table:style-name="ce6"/>
          <table:table-cell table:style-name="ce12" office:value-type="date" office:date-value="2024-06-17T23:00:00" calcext:value-type="date">
            <text:p>Mon 17 Jun 23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Seychelles</text:p>
          </table:table-cell>
          <table:table-cell table:style-name="ce6"/>
          <table:table-cell table:style-name="ce12" office:value-type="date" office:date-value="2024-06-18T01:00:00" calcext:value-type="date">
            <text:p>Tue 18 Jun 01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Shanghai</text:p>
          </table:table-cell>
          <table:table-cell table:style-name="ce6"/>
          <table:table-cell table:style-name="ce12" office:value-type="date" office:date-value="2024-06-18T05:00:00" calcext:value-type="date">
            <text:p>Tue 18 Jun 05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Hobart</text:p>
          </table:table-cell>
          <table:table-cell table:style-name="ce6"/>
          <table:table-cell table:style-name="ce13" office:value-type="date" office:date-value="2024-06-18T07:00:00" calcext:value-type="date">
            <text:p>Tue 18 Jun 07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Noumea</text:p>
          </table:table-cell>
          <table:table-cell table:style-name="ce6"/>
          <table:table-cell table:style-name="ce13" office:value-type="date" office:date-value="2024-06-18T08:00:00" calcext:value-type="date">
            <text:p>Tue 18 Jun 08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New Zealand</text:p>
          </table:table-cell>
          <table:table-cell table:style-name="ce7"/>
          <table:table-cell table:style-name="ce18" office:value-type="date" office:date-value="2024-06-18T09:00:00" calcext:value-type="date">
            <text:p>Tue 18 Jun 09:00</text:p>
          </table:table-cell>
          <table:table-cell table:style-name="ce15" table:number-columns-repeated="2"/>
          <table:table-cell table:number-columns-repeated="1017"/>
          <table:table-cell table:style-name="Default" table:number-columns-repeated="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 </number:text>
      <number:am-pm/>
    </number:time-style>
    <number:date-style style:name="N130">
      <number:day-of-week/>
      <number:text> </number:text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date-style style:name="N132">
      <number:day-of-week/>
      <number:text> </number:text>
      <number:day number:style="long"/>
      <number:text> </number:text>
      <number:month number:textual="true"/>
      <number:text> </number:text>
      <number:hours/>
      <number:text> </number:text>
      <number:am-pm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5:57:40.001529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05:09.369000000</meta:creation-date>
    <dc:date>2024-06-07T15:59:35.970581284</dc:date>
    <meta:editing-duration>PT15M6S</meta:editing-duration>
    <meta:editing-cycles>4</meta:editing-cycles>
    <meta:generator>LibreOffice/24.2.3.2$Linux_X86_64 LibreOffice_project/420$Build-2</meta:generator>
    <meta:document-statistic meta:table-count="1" meta:cell-count="29" meta:object-count="0"/>
  </office:meta>
</office:document-meta>
</file>